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9572" officeooo:paragraph-rsid="00079572"/>
    </style:style>
    <style:style style:name="P2" style:family="paragraph" style:parent-style-name="Standard">
      <style:paragraph-properties fo:text-align="justify" style:justify-single-word="false"/>
      <style:text-properties fo:color="#990000" fo:font-size="15pt" fo:font-weight="bold" officeooo:rsid="00079572" officeooo:paragraph-rsid="0007957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79572" officeooo:paragraph-rsid="0009eb6a"/>
    </style:style>
    <style:style style:name="P4" style:family="paragraph" style:parent-style-name="Standard">
      <style:paragraph-properties fo:text-align="center" style:justify-single-word="false"/>
      <style:text-properties officeooo:rsid="00079572" officeooo:paragraph-rsid="00079572"/>
    </style:style>
    <style:style style:name="T1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990000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RESUME</text:span></text:p>
      <text:p text:style-name="P1"/>
      <text:p text:style-name="P3"><text:s/><text:span text:style-name="T3"><text:s text:c="10"/></text:span><text:span text:style-name="T2">NAME <text:s/>: <text:s/>Bilna P J </text:span></text:p>
      <text:p text:style-name="P2"><text:s text:c="56"/>DOB <text:s/>: <text:s/>13-09-1998</text:p>
      <text:p text:style-name="P2"><text:s text:c="46"/>ADDRESS <text:s/>: <text:s/>Parappilly House</text:p>
      <text:p text:style-name="P2"><text:s text:c="70"/>Ezhikkara P O</text:p>
      <text:p text:style-name="P2"><text:s text:c="70"/>Chathanad</text:p>
      <text:p text:style-name="P2"><text:s text:c="70"/>N Paravur</text:p>
      <text:p text:style-name="P2"><text:s text:c="28"/>NAME OF FATHER <text:s text:c="2"/>: <text:s/>Joseph P J</text:p>
      <text:p text:style-name="P2"><text:s text:c="26"/>NAME OF MOTHER <text:s text:c="2"/>: <text:s/>Mary Jancy</text:p>
      <text:p text:style-name="P2"><text:s text:c="22"/>10th QUALIFICATION <text:s text:c="2"/>: <text:s/>88% </text:p>
      <text:p text:style-name="P2"><text:s text:c="22"/>12th QUALIFICATION <text:s text:c="2"/>: <text:s/>73%</text:p>
      <text:p text:style-name="P2"><text:s text:c="21"/>UNDER GRADUATION <text:s text:c="2"/>: <text:s/>BCA</text:p>
      <text:p text:style-name="P2"><text:s text:c="25"/>POST GRADUATION <text:s text:c="2"/>: <text:s/>MCA on going</text:p>
      <text:p text:style-name="P2"><text:s text:c="46"/>HOBBIES <text:s text:c="2"/>: <text:s/>READING,DRAWING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2:05:30.328218135</meta:creation-date>
    <dc:date>2020-01-29T12:23:31.686949408</dc:date>
    <meta:editing-duration>P0D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14" meta:word-count="54" meta:character-count="822" meta:non-whitespace-character-count="239"/>
  </office:meta>
</office:document-meta>
</file>